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1/11/19 </text:p>
      <text:p text:style-name="Standard"/>
      <text:p text:style-name="Standard">18:40</text:p>
      <text:p text:style-name="Standard">He terminado el primer boceto de el diagrama de caso de uso. Tengo que preguntar a Tiburcio si es lógico lo que he hec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7S</meta:editing-duration>
    <meta:editing-cycles>3</meta:editing-cycles>
    <meta:generator>OpenOffice/4.1.5$Win32 OpenOffice.org_project/415m1$Build-9789</meta:generator>
    <dc:date>2018-11-01T18:43:27.73</dc:date>
    <meta:document-statistic meta:table-count="0" meta:image-count="0" meta:object-count="0" meta:page-count="1" meta:paragraph-count="3" meta:word-count="26" meta:character-count="135"/>
    <dc:creator>Bryan Jaramillo</dc:creator>
    <meta:user-defined meta:name="Info 1"/>
    <meta:user-defined meta:name="Info 2"/>
    <meta:user-defined meta:name="Info 3"/>
    <meta:user-defined meta:name="Info 4"/>
  </office:meta>
</office:document-meta>
</file>